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6422" officeooo:paragraph-rsid="00136422"/>
    </style:style>
    <style:style style:name="P2" style:family="paragraph" style:parent-style-name="Standard">
      <style:text-properties officeooo:rsid="0015b1f9" officeooo:paragraph-rsid="0015b1f9"/>
    </style:style>
    <style:style style:name="T1" style:family="text">
      <style:text-properties officeooo:rsid="00154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. factorial of first n numbers</text:p>
      <text:p text:style-name="P2"/>
      <text:p text:style-name="P2"/>
      <text:p text:style-name="P2">import java.io.*;</text:p>
      <text:p text:style-name="P2">class Factorial{</text:p>
      <text:p text:style-name="P2">public static void main(String[]args){</text:p>
      <text:p text:style-name="P2">int n=5,i=1;</text:p>
      <text:p text:style-name="P2">Factorial fact=new Factorial();</text:p>
      <text:p text:style-name="P2">while(i&lt;=n)</text:p>
      <text:p text:style-name="P2">{</text:p>
      <text:p text:style-name="P2">fact.Fact(i);</text:p>
      <text:p text:style-name="P2">i++;</text:p>
      <text:p text:style-name="P2">}</text:p>
      <text:p text:style-name="P2">}</text:p>
      <text:p text:style-name="P2">void Fact(int n){</text:p>
      <text:p text:style-name="P2">int i=1,b=1;</text:p>
      <text:p text:style-name="P2">while(i&lt;=n)</text:p>
      <text:p text:style-name="P2">{</text:p>
      <text:p text:style-name="P2">b*=1;</text:p>
      <text:p text:style-name="P2">i++;</text:p>
      <text:p text:style-name="P2">}</text:p>
      <text:p text:style-name="P2">System.out.println("Factorial of "+n+"="+b);</text:p>
      <text:p text:style-name="P2">}</text:p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5:35:14.215738116</dc:date>
    <meta:editing-duration>PT30M1S</meta:editing-duration>
    <meta:editing-cycles>8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22" meta:word-count="40" meta:character-count="273" meta:non-whitespace-character-count="255"/>
  </office:meta>
</office:document-meta>
</file>